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1ffe" officeooo:paragraph-rsid="00071ffe"/>
    </style:style>
    <style:style style:name="P2" style:family="paragraph" style:parent-style-name="Standard">
      <style:text-properties officeooo:rsid="00071ffe" officeooo:paragraph-rsid="00088f57"/>
    </style:style>
    <style:style style:name="P3" style:family="paragraph" style:parent-style-name="Standard">
      <style:text-properties officeooo:rsid="000785a9" officeooo:paragraph-rsid="000785a9"/>
    </style:style>
    <style:style style:name="P4" style:family="paragraph" style:parent-style-name="Standard">
      <style:text-properties officeooo:rsid="000df1ef" officeooo:paragraph-rsid="000df1ef"/>
    </style:style>
    <style:style style:name="P5" style:family="paragraph" style:parent-style-name="Standard">
      <style:text-properties officeooo:rsid="00071ffe" officeooo:paragraph-rsid="00071ffe"/>
    </style:style>
    <style:style style:name="T1" style:family="text">
      <style:text-properties officeooo:rsid="000785a9"/>
    </style:style>
    <style:style style:name="T2" style:family="text">
      <style:text-properties officeooo:rsid="00088f57"/>
    </style:style>
    <style:style style:name="T3" style:family="text">
      <style:text-properties officeooo:rsid="000906a0"/>
    </style:style>
    <style:style style:name="T4" style:family="text">
      <style:text-properties officeooo:rsid="00091027"/>
    </style:style>
    <style:style style:name="T5" style:family="text">
      <style:text-properties officeooo:rsid="0009858a"/>
    </style:style>
    <style:style style:name="T6" style:family="text">
      <style:text-properties officeooo:rsid="000ae942"/>
    </style:style>
    <style:style style:name="T7" style:family="text">
      <style:text-properties officeooo:rsid="000ba4a4"/>
    </style:style>
    <style:style style:name="T8" style:family="text">
      <style:text-properties officeooo:rsid="000c244b"/>
    </style:style>
    <style:style style:name="T9" style:family="text">
      <style:text-properties officeooo:rsid="000c44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<text:s/>02.11.18</text:p>
      <text:p text:style-name="P1"/>
      <text:p text:style-name="P4">Beginn: 9:15</text:p>
      <text:p text:style-name="P4"/>
      <text:p text:style-name="P4">Ende: 10:45</text:p>
      <text:p text:style-name="P1"/>
      <text:p text:style-name="P1"/>
      <text:p text:style-name="P1">Einführung:</text:p>
      <text:p text:style-name="P1"/>
      <text:p text:style-name="P1">- Organisatorisches von Thomas:</text:p>
      <text:p text:style-name="P1"/>
      <text:p text:style-name="P1"><text:tab/>- Bewertung in Sternen</text:p>
      <text:p text:style-name="P1"><text:tab/>- In Relation zu anderen</text:p>
      <text:p text:style-name="P1"><text:tab/>- 2 oder weniger Sterne muss erneut abgegeben werden </text:p>
      <text:p text:style-name="P1"><text:tab/>- Wir haben 4 Sterne erhalten</text:p>
      <text:p text:style-name="P1"><text:tab/>- Makel: </text:p>
      <text:p text:style-name="P1"><text:tab/><text:tab/>- PNG und keine Vektorgrafik</text:p>
      <text:p text:style-name="P1"><text:tab/><text:tab/>- Erklärungen zu kurz</text:p>
      <text:p text:style-name="P1"><text:tab/><text:tab/>- Projektplan stimmte nicht mit Beschreibung überein</text:p>
      <text:p text:style-name="P1"/>
      <text:p text:style-name="P1"/>
      <text:p text:style-name="P1">- <text:span text:style-name="T1">Einführung von Rene</text:span></text:p>
      <text:p text:style-name="P1"/>
      <text:p text:style-name="P1">- <text:span text:style-name="T1">Vorstellung von Jan zu GIT</text:span></text:p>
      <text:p text:style-name="P1"><text:tab/>- <text:span text:style-name="T1">git clone <text:tab/>um Repository auf PC zu laden</text:span></text:p>
      <text:p text:style-name="P1"><text:tab/>- <text:span text:style-name="T1">git status <text:tab/>um status anzuzeigen</text:span></text:p>
      <text:p text:style-name="P1"><text:tab/>- <text:span text:style-name="T1">git add <text:tab/>zum hinzufügen</text:span></text:p>
      <text:p text:style-name="P1"><text:tab/>- <text:span text:style-name="T1">git commit <text:tab/>(Datei) -m " Beschreibung in englisch"</text:span></text:p>
      <text:p text:style-name="P1"><text:tab/>- <text:span text:style-name="T1">git push <text:tab/>mit GIT zu synchronisieren</text:span></text:p>
      <text:p text:style-name="P1"><text:tab/>- <text:span text:style-name="T1">git pull <text:tab/>lädt alle Änderungen in lokales Repository runter</text:span></text:p>
      <text:p text:style-name="P3"><text:tab/></text:p>
      <text:p text:style-name="P1"><text:tab/><text:span text:style-name="T1">Git Craken zum lösen von Konflikten</text:span></text:p>
      <text:p text:style-name="P1"/>
      <text:p text:style-name="P1"><text:tab/>- <text:span text:style-name="T1">git branch (Branchnamen) <text:tab/><text:tab/>bei Erstellung wird alles vom aktuellen Branch <text:tab/><text:tab/><text:tab/><text:tab/><text:tab/><text:tab/><text:tab/>mitgenommen</text:span></text:p>
      <text:p text:style-name="P1"><text:tab/>- <text:span text:style-name="T1">git checkout (Branchname) <text:tab/><text:tab/>setzen neuen branch als aktiven branch</text:span></text:p>
      <text:p text:style-name="P1"><text:tab/>- <text:span text:style-name="T1">git push origin (Branchname) <text:s/><text:tab/>branch wird in Origin gepusht</text:span></text:p>
      <text:p text:style-name="P1"><text:tab/>- <text:span text:style-name="T1">git tag<text:tab/><text:tab/><text:tab/><text:tab/>erstellt tag </text:span></text:p>
      <text:p text:style-name="P1"><text:tab/>- <text:span text:style-name="T1">git push origin (tagname)<text:tab/><text:tab/>lädt tag ins GIT hub hoch</text:span></text:p>
      <text:p text:style-name="P1"/>
      <text:p text:style-name="P1"/>
      <text:p text:style-name="P1">- <text:span text:style-name="T1">Vorstellung von Lukas zur Nutzung von Taiga und GIT</text:span></text:p>
      <text:p text:style-name="P1"/>
      <text:p text:style-name="P1"><text:tab/>- <text:span text:style-name="T2">Slack chanel für Taigaupdates erstellt</text:span></text:p>
      <text:p text:style-name="P1"><text:tab/><text:tab/>- <text:span text:style-name="T2">Informationen von Git -&gt; Taiga -&gt; Slack</text:span></text:p>
      <text:p text:style-name="P2"><text:tab/></text:p>
      <text:p text:style-name="P2"><text:tab/>- <text:span text:style-name="T2">master branch protected<text:tab/>release branch / öffentliche Version</text:span></text:p>
      <text:p text:style-name="P1"><text:tab/></text:p>
      <text:p text:style-name="P1"><text:tab/>- <text:span text:style-name="T2">developement protected<text:tab/><text:tab/></text:span></text:p>
      <text:p text:style-name="P1"><text:tab/></text:p>
      <text:p text:style-name="P1"><text:tab/>- <text:span text:style-name="T3">Review wird von QA und Product Owner bearbeitet</text:span></text:p>
      <text:p text:style-name="P1"/>
      <text:p text:style-name="P1"><text:soft-page-break/></text:p>
      <text:p text:style-name="P1">- <text:span text:style-name="T4">Houman macht Einführung in Maven</text:span></text:p>
      <text:p text:style-name="P1"/>
      <text:p text:style-name="P1"><text:tab/>- <text:span text:style-name="T4">Siehe Dokument Maven.pdf in Taiga</text:span></text:p>
      <text:p text:style-name="P1"/>
      <text:p text:style-name="P1"/>
      <text:p text:style-name="P1">- <text:span text:style-name="T5">Lukas beginnt mit dem Einfügen der User Stories in Taiga</text:span></text:p>
      <text:p text:style-name="P1"/>
      <text:p text:style-name="P1"><text:tab/>- <text:span text:style-name="T5">Spieler Epic erstellt: Beschreibung zu späterem Zeitpunkt</text:span></text:p>
      <text:p text:style-name="P1"><text:tab/></text:p>
      <text:p text:style-name="P1"><text:tab/>- <text:span text:style-name="T5">Bei Erstellung von Epics Namen Farbei und Status einstellen (Status auf New)</text:span><text:tab/></text:p>
      <text:p text:style-name="P1"/>
      <text:p text:style-name="P1"><text:tab/>- <text:span text:style-name="T6">Status mit Vorsicht genießen nie ohne Review auf <text:s/>Done setzen</text:span></text:p>
      <text:p text:style-name="P1"/>
      <text:p text:style-name="P1"><text:tab/>- <text:span text:style-name="T6">erstellen User Stories und zugehöriger Tasks analog zu Epic Erstellung</text:span></text:p>
      <text:p text:style-name="P1"><text:tab/></text:p>
      <text:p text:style-name="P1"><text:tab/>- <text:span text:style-name="T7">Issues mit Namen zuordnen oder mit Tags markieren </text:span></text:p>
      <text:p text:style-name="P1"/>
      <text:p text:style-name="P1"><text:tab/>- <text:span text:style-name="T8">Beispielhafte User Storie hinzugefügt</text:span></text:p>
      <text:p text:style-name="P1"/>
      <text:p text:style-name="P1"><text:tab/>- <text:span text:style-name="T8">Abuse und Misuse cases als User Story mit [ABUSE] / [MISUSE] kennzeichnen</text:span></text:p>
      <text:p text:style-name="P1"/>
      <text:p text:style-name="P1"><text:tab/>- <text:span text:style-name="T9">Alle Gruppen sollen ihre Epics und User Stories eintragen</text:span></text:p>
      <text:p text:style-name="P1"/>
      <text:p text:style-name="P1"><text:tab/>-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50S</meta:editing-duration>
    <meta:editing-cycles>8</meta:editing-cycles>
    <meta:generator>LibreOffice/5.4.6.2$Windows_X86_64 LibreOffice_project/4014ce260a04f1026ba855d3b8d91541c224eab8</meta:generator>
    <dc:date>2019-01-20T16:55:56.868000000</dc:date>
    <meta:document-statistic meta:table-count="0" meta:image-count="0" meta:object-count="0" meta:page-count="2" meta:paragraph-count="51" meta:word-count="312" meta:character-count="1905" meta:non-whitespace-character-count="1560"/>
    <meta:user-defined meta:name="Info 1"/>
    <meta:user-defined meta:name="Info 2"/>
    <meta:user-defined meta:name="Info 3"/>
    <meta:user-defined meta:name="Info 4"/>
  </office:meta>
</office:document-meta>
</file>